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be16" officeooo:paragraph-rsid="0009be16"/>
    </style:style>
    <style:style style:name="P2" style:family="paragraph" style:parent-style-name="Standard" style:list-style-name="L1">
      <style:text-properties officeooo:rsid="0009be16" officeooo:paragraph-rsid="0009be16"/>
    </style:style>
    <style:style style:name="P3" style:family="paragraph" style:parent-style-name="Standard" style:list-style-name="L2">
      <style:text-properties officeooo:rsid="000ae046" officeooo:paragraph-rsid="000ae046"/>
    </style:style>
    <style:style style:name="P4" style:family="paragraph" style:parent-style-name="Standard" style:list-style-name="L1">
      <style:text-properties officeooo:rsid="000ae046" officeooo:paragraph-rsid="000ae04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:</text:p>
      <text:list xml:id="list1626749906" text:style-name="L1">
        <text:list-item>
          <text:p text:style-name="P2">Vista de usuario:</text:p>
          <text:list>
            <text:list-item>
              <text:p text:style-name="P2">Puede ver todas las recetas, recetas clasificadas por tipos de plato.</text:p>
            </text:list-item>
            <text:list-item>
              <text:p text:style-name="P2">Acceder a la receta completa</text:p>
            </text:list-item>
            <text:list-item>
              <text:p text:style-name="P2">Acceder al listado de las recetas del autor de la receta desde la vista de la receta completa</text:p>
            </text:list-item>
          </text:list>
        </text:list-item>
        <text:list-item>
          <text:p text:style-name="P2">Vista de usuario registrado</text:p>
          <text:list>
            <text:list-item>
              <text:p text:style-name="P2">Puede acceder a sus datos y modificarlos</text:p>
            </text:list-item>
            <text:list-item>
              <text:p text:style-name="P2">Puede acceder a sus recetas favoritas</text:p>
            </text:list-item>
          </text:list>
        </text:list-item>
        <text:list-item>
          <text:p text:style-name="P2">Vista de redactor</text:p>
          <text:list>
            <text:list-item>
              <text:p text:style-name="P2">Puede además enviar recetas</text:p>
            </text:list-item>
            <text:list-item>
              <text:p text:style-name="P2">En los listados de recetas, puede editar sus recetas</text:p>
            </text:list-item>
            <text:list-item>
              <text:p text:style-name="P2">Puede enviar nuevos utensilios e ingredientes desde la vista de enviar receta</text:p>
            </text:list-item>
          </text:list>
        </text:list-item>
        <text:list-item>
          <text:p text:style-name="P2">Vista de revisor</text:p>
          <text:list>
            <text:list-item>
              <text:p text:style-name="P2">Puede ver y editar las recetas pendientes de revisión</text:p>
            </text:list-item>
            <text:list-item>
              <text:p text:style-name="P2">Puede aprobar recetas, ingredientes y utensilios desde la vista de edición</text:p>
            </text:list-item>
          </text:list>
        </text:list-item>
        <text:list-item>
          <text:p text:style-name="P2">Vista de administrador</text:p>
          <text:list>
            <text:list-item>
              <text:p text:style-name="P2">Puede ver y editar las recetas desde cualquier listado, sean suyas o no</text:p>
            </text:list-item>
            <text:list-item>
              <text:p text:style-name="P2">Puede acceder al panel de control</text:p>
              <text:list>
                <text:list-item>
                  <text:p text:style-name="P2">Gestionar usuarios</text:p>
                  <text:list>
                    <text:list-item>
                      <text:p text:style-name="P2">nombrar redactores, revisores, administradores o eliminar usuarios</text:p>
                    </text:list-item>
                  </text:list>
                </text:list-item>
                <text:list-item>
                  <text:p text:style-name="P2">Gestionar recetas</text:p>
                  <text:list>
                    <text:list-item>
                      <text:p text:style-name="P2">aprobarlas, desactivarlas, editarlas, crear nuevas, etc.</text:p>
                    </text:list-item>
                  </text:list>
                </text:list-item>
                <text:list-item>
                  <text:p text:style-name="P2">Gestionar Estilos de Cocina, Grupos de Plato, Tipos de plato, métodos, utensilios, alérgenos</text:p>
                  <text:list>
                    <text:list-item>
                      <text:p text:style-name="P2">Puede dar de alta nuevos, editarlos, cambiar las fotografías e iconos, eliminarlos.</text:p>
                    </text:list-item>
                  </text:list>
                </text:list-item>
                <text:list-item>
                  <text:p text:style-name="P2">Gestionar ingredientes</text:p>
                  <text:list>
                    <text:list-item>
                      <text:p text:style-name="P2">Además de dar de alta, editar, eliminar, etc. puede añadir o retirar alérgenos a un ingredient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Vista de receta completa:</text:p>
          <text:list>
            <text:list-item>
              <text:p text:style-name="P4">Recalcula las cantidades de ingredientes al cambiar el número de personas, teniendo en cuenta el tipo de unidades para redondear las que lo necesitan.</text:p>
            </text:list-item>
          </text:list>
        </text:list-item>
      </text:list>
      <text:p text:style-name="P1">Back:</text:p>
      <text:list xml:id="list2432529925" text:style-name="L2">
        <text:list-item>
          <text:p text:style-name="P3">Modelos, vistas, controladores de cada elemento finalizados. Fachadas y DAO finalizados.</text:p>
        </text:list-item>
        <text:list-item>
          <text:p text:style-name="P3">En cada apartado comprueba el rol del usuario para permitir o no realizar ciertas acciones.</text:p>
        </text:list-item>
        <text:list-item>
          <text:p text:style-name="P3">Seguridad:</text:p>
          <text:list>
            <text:list-item>
              <text:p text:style-name="P3">Encripta las contraseñas mediante password hash</text:p>
            </text:list-item>
            <text:list-item>
              <text:p text:style-name="P3">Comprobación redundante de lo que se envía a través de los input y url’s:</text:p>
              <text:list>
                <text:list-item>
                  <text:p text:style-name="P3">Comprueba en el HTML mediante patrones</text:p>
                </text:list-item>
                <text:list-item>
                  <text:p text:style-name="P3">Comprueba en javascript mediante funciones de comprobación</text:p>
                </text:list-item>
                <text:list-item>
                  <text:p text:style-name="P3">En el back limpia los string mediante la función limpiarCadena que elimina todo aquello susceptible de ser utilizado para realizar SQL injection</text:p>
                </text:list-item>
                <text:list-item>
                  <text:p text:style-name="P3">Verifica también en el back contra los patrones utilizados en html</text:p>
                </text:list-item>
                <text:list-item>
                  <text:p text:style-name="P3">Vuelve a verificar los datos de la sesión de usuario contra los almacenados en la base de datos cada vez que realiza una acción hacia la base de dat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0T14:58:05.539854021</dc:date>
    <meta:editing-duration>PT25M5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39" meta:word-count="376" meta:character-count="2192" meta:non-whitespace-character-count="1892"/>
  </office:meta>
</office:document-meta>
</file>